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/>
      <text:p text:style-name="P2">ELEC4630 – Image Processing and Computer Vision</text:p>
      <text:p text:style-name="P2"/>
      <text:p text:style-name="P2">Number plate location and identification assignment</text:p>
      <text:p text:style-name="P2"/>
      <text:p text:style-name="P2">Spencer Walker-Fooks</text:p>
      <text:p text:style-name="P2"/>
      <text:p text:style-name="P2">42638243</text:p>
      <text:p text:style-name="P2"/>
      <text:p text:style-name="P2">Due 27/03/2015</text:p>
      <text:p text:style-name="P2"/>
      <text:p text:style-name="Standard"/>
      <text:p text:style-name="P3">Task 1:</text:p>
      <text:p text:style-name="Standard">Automatically locate the number plate in the following image. (Available in cars.zip from Blackboard). You may try a 2D cross-correlation with a template matching the plate border, but you will probably need to ‘chamfer’ the template by convolving with a Gaussian or some other blurring function. You’ll also need a good edge detector such as the Canny Edge detector. Test your method on other example car images from cars.zip.</text:p>
      <text:p text:style-name="Standard"/>
      <text:p text:style-name="Standard">Attempt 1:</text:p>
      <text:p text:style-name="Standard">Locate the number plates using Viola Jones training, however this initial attempt never proved successful due to the low number of photos of number plates, producing a massive number of false positives. <text:s/>This solution could end up being highly successful if a massive number of images of number plates could be aquired and provided with a “Region of Interest”, and a larger range of negative images than time allowed the acquisition of in this case.</text:p>
      <text:p text:style-name="Standard"/>
      <text:p text:style-name="Standard">Discuss methods used:</text:p>
      <text:p text:style-name="Standard"/>
      <text:p text:style-name="Standard">Viola Jones:</text:p>
      <text:p text:style-name="Standard">Binary convolution</text:p>
      <text:p text:style-name="Standard">Edge convolution</text:p>
      <text:p text:style-name="Standard">Number detection using convolution</text:p>
      <text:p text:style-name="Standard"/>
      <text:p text:style-name="Standard">Problems encountered:</text:p>
      <text:p text:style-name="Standard"/>
      <text:p text:style-name="Standard">Viola Jones – Not a large enough range of photos of number plates, slow execution</text:p>
      <text:p text:style-name="Standard">Binary Convolution – Binary convolution was successful on particular number plates with particular binary thresholds, depending on photo brightness.</text:p>
      <text:p text:style-name="Standard">Edge Convolution – False positives were very prevalent, producing inconsistent results.</text:p>
      <text:p text:style-name="Standard">Symbol detection using convolution – small templates encourages false positives, requires the use of a very large number of templates.</text:p>
      <text:p text:style-name="Standard"/>
      <text:p text:style-name="Standard">Performance:</text:p>
      <text:p text:style-name="Standard"/>
      <text:p text:style-name="Standard">The implemented solution successfully locates 3 of the number plates, and reads the symbols off the number plates. <text:s/>In the event that it cannot locate a number plate with 6 letters it tries to reduce the image to the numberplate location. <text:s/>The code takes from ____ to ____ seconds depending on how early it finds the numberplate.</text:p>
      <text:p text:style-name="Standard"/>
      <text:p text:style-name="Standard">Possible solutions:</text:p>
      <text:p text:style-name="Standard"/>
      <text:p text:style-name="Standard">Each of the attempted methods have their advantages, each of which can be solved or lessened to some extent. <text:s/>A Viola Jones solution could work in a situation where the speed of the code is not an issue, and where the number plates that will be examined are very similar in grey-scal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pencer Walker-Fooks</meta:initial-creator>
    <meta:creation-date>2015-03-10T13:02:23.69</meta:creation-date>
    <dc:date>2015-03-26T17:33:33.53</dc:date>
    <dc:creator>Spencer Walker-Fooks</dc:creator>
    <meta:editing-duration>PT12H33M25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2" meta:paragraph-count="23" meta:word-count="358" meta:character-count="2250"/>
  </office:meta>
</office:document-meta>
</file>